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c7f3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paragraph-rsid="000ad9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 NOM EFFACÉ</text:h>
      <text:p text:style-name="P1">Lors du Conflit d’Origine,</text:p>
      <text:p text:style-name="P1">l’entité bannie ne fut pas seulement exilée.</text:p>
      <text:p text:style-name="Text_20_body">Son nom fut brisé.</text:p>
      <text:p text:style-name="P1">Pas oublié par hasard.</text:p>
      <text:p text:style-name="P1">Effacé volontairement.</text:p>
      <text:p text:style-name="Text_20_body">Les archives de Kael’Tharën mentionnent :</text:p>
      <text:p text:style-name="Quotations">“Ce qui ne doit pas être nommé ne doit pas être pensé.”</text:p>
      <text:p text:style-name="P1">Car dans l’ancien ordre des mondes,</text:p>
      <text:p text:style-name="P1">le nom d’une entité n’est pas un mot.</text:p>
      <text:p text:style-name="Text_20_body">C’est une signature vibratoire.</text:p>
      <text:p text:style-name="P1">Prononcer le nom véritable</text:p>
      <text:p text:style-name="P1">ne l’appelle pas.</text:p>
      <text:p text:style-name="Text_20_body">Il la localise.</text:p>
      <text:p text:style-name="Horizontal_20_Line"/>
      <text:h text:style-name="Heading_20_1" text:outline-level="1">LA RÈGLE DU NOM</text:h>
      <text:p text:style-name="Text_20_body">Si son nom est prononcé avec exactitude :</text:p>
      <text:p text:style-name="Text_20_body">Une fracture s’ouvre.</text:p>
      <text:p text:style-name="Text_20_body">Pas grande.<text:line-break/>Pas immédiatement catastrophique.</text:p>
      <text:p text:style-name="Text_20_body">Mais suffisante.</text:p>
      <text:p text:style-name="Text_20_body">Suffisante pour qu’elle marque le monde.</text:p>
      <text:p text:style-name="Text_20_body">Et chaque monde marqué devient plus visible.</text:p>
      <text:p text:style-name="Text_20_body">Plus accessible.</text:p>
      <text:p text:style-name="Text_20_body">Plus vulnérable.</text:p>
      <text:p text:style-name="Horizontal_20_Line"/>
      <text:h text:style-name="Heading_20_1" text:outline-level="1"/>
      <text:h text:style-name="P2" text:outline-level="1">SA MONNAIE</text:h>
      <text:p text:style-name="P1">Dans le monde où elle fut bannie,</text:p>
      <text:p text:style-name="P1">il n’existe ni or, ni foi, ni héritage.</text:p>
      <text:p text:style-name="Text_20_body">La seule monnaie est la puissance.</text:p>
      <text:p text:style-name="P1">On survit en dominant.</text:p>
      <text:p text:style-name="P1">On progresse en absorbant.</text:p>
      <text:p text:style-name="P1">Chaque fracture ouverte ailleurs</text:p>
      <text:p text:style-name="P1">renforce son domaine.</text:p>
      <text:p text:style-name="P1">Chaque monde localisé</text:p>
      <text:p text:style-name="P1">alimente son ascension.</text:p>
      <text:p text:style-name="Text_20_body">Elle ne cherche pas simplement à envahir.</text:p>
      <text:p text:style-name="Text_20_body">Elle cherche à accumuler.</text:p>
      <text:p text:style-name="Horizontal_20_Line"/>
      <text:h text:style-name="Heading_20_1" text:outline-level="1">LE DANGER SUPRÊME</text:h>
      <text:p text:style-name="Text_20_body">Si son nom est prononcé en Elyndra…</text:p>
      <text:p text:style-name="Text_20_body">Ce ne sera pas une invasion instantanée.</text:p>
      <text:p text:style-name="Text_20_body">Ce sera une balise.</text:p>
      <text:p text:style-name="P3">Et dans un univers où les mondes sont innombrables,</text:p>
      <text:p text:style-name="P3">une balise suffit.</text:p>
      <text:p text:style-name="Text_20_body">Les Fragments du Seuil ouvrent un passage.</text:p>
      <text:p text:style-name="Text_20_body">Son nom ouvre une coordonnée.</text:p>
      <text:p text:style-name="P3">Les deux combinés</text:p>
      <text:p text:style-name="P3">feraient d’Elyndra un point central de sa conquê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3:39:27.670302000</meta:creation-date>
    <dc:date>2026-02-26T23:44:50.995920100</dc:date>
    <meta:editing-duration>PT5M23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2" meta:paragraph-count="45" meta:word-count="220" meta:character-count="1302" meta:non-whitespace-character-count="1127"/>
  </office:meta>
</office:document-meta>
</file>